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tal="http://xml.zope.org/namespaces/tal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<tal:name replace="python: view.name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lthe Borch</meta:initial-creator>
    <meta:creation-date>2009-04-15T09:25:23</meta:creation-date>
    <dc:date>2009-04-15T10:16:17</dc:date>
    <dc:creator>Malthe Borch</dc:creator>
    <meta:editing-duration>PT00H31M14S</meta:editing-duration>
    <meta:editing-cycles>4</meta:editing-cycles>
    <meta:generator>OpenOffice.org/3.0$Unix OpenOffice.org_project/300m15$Build-9379</meta:generator>
    <meta:document-statistic meta:table-count="0" meta:image-count="0" meta:object-count="0" meta:page-count="1" meta:paragraph-count="5" meta:word-count="87" meta:character-count="607"/>
    <meta:user-defined meta:name="Info 1"/>
    <meta:user-defined meta:name="Info 2"/>
    <meta:user-defined meta:name="Info 3"/>
    <meta:user-defined meta:name="Info 4"/>
  </office:meta>
</office:document-meta>
</file>